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el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elslide-subtitle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slide-notes">
      <style:graphic-properties draw:fill-color="#ffffff" fo:min-height="13.364cm"/>
      <style:paragraph-properties style:writing-mode="lr-tb"/>
    </style:style>
    <style:style style:name="pr4" style:family="presentation" style:parent-style-name="Titel_20_og_20_indholdsobjek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og_20_indholdsobjek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el_20_og_20_indholdsobjekt-notes">
      <style:graphic-properties draw:fill-color="#ffffff" fo:min-height="13.364cm"/>
      <style:paragraph-properties style:writing-mode="lr-tb"/>
    </style:style>
    <style:style style:name="pr7" style:family="presentation" style:parent-style-name="Titel_20_og_20_indholdsobjek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da" fo:country="DK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da" fo:country="DK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da" fo:country="DK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da" fo:country="DK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1" fo:font-size="28pt" fo:letter-spacing="normal" fo:language="da" fo:country="DK" fo:font-style="normal" style:text-underline-style="solid" style:text-underline-width="auto" style:text-underline-color="font-color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Oxidationstal" draw:style-name="dp1" draw:master-page-name="Titelslide" presentation:presentation-page-layout-name="AL1T0">
        <draw:frame draw:name="Titel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Oxidationstal</text:span></text:p>
          </draw:text-box>
        </draw:frame>
        <draw:frame draw:name="Undertitel 2" presentation:style-name="pr2" draw:text-style-name="P3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xidationstal (2)" draw:style-name="dp1" draw:master-page-name="Titel_20_og_20_indholdsobjekt" presentation:presentation-page-layout-name="AL2T11">
        <draw:frame draw:name="Titel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Oxidationstal</text:span></text:p>
          </draw:text-box>
        </draw:frame>
        <draw:frame draw:name="Pladsholder til indhold 2" presentation:style-name="pr5" draw:text-style-name="P8" draw:layer="layout" svg:width="29.209cm" svg:height="12.086cm" svg:x="2.328cm" svg:y="5.071cm" presentation:class="outline" presentation:user-transformed="true">
          <draw:text-box>
            <text:p text:style-name="P7"><text:span text:style-name="T3">Redoxreaktioner – ofte komplicerede at afstemme</text:span></text:p>
            <text:p text:style-name="P7"><text:span text:style-name="T3"/></text:p>
            <text:p text:style-name="P7"><text:span text:style-name="T3">Oxidationstal - et </text:span><text:span text:style-name="T4">værktøj</text:span><text:span text:style-name="T3"> til brug ved afstemning af redoxreaktioner</text:span></text:p>
            <text:p text:style-name="P7"><text:span text:style-name="T3"/></text:p>
            <text:p text:style-name="P7"><text:span text:style-name="T3">Kan sammenlignes med en ladning – men vigtigt at forstå, at det ikke er det samme</text:span></text:p>
            <text:p text:style-name="P7"><text:span text:style-name="T3"/></text:p>
            <text:p text:style-name="P7"><text:span text:style-name="T3">Kan findes i det periodiske system </text:span><text:span text:style-name="T5"><text:a xlink:href="https://ptable.com/?lang=da#Elektroner/Oxidationstrin" xlink:type="simple">https://ptable.com/?lang=da#Elektroner/Oxidationstrin</text:a></text:span></text:p>
            <text:p text:style-name="P7"><text:span text:style-name="T3"/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ksempler" draw:style-name="dp1" draw:master-page-name="Titel_20_og_20_indholdsobjekt" presentation:presentation-page-layout-name="AL2T11">
        <draw:frame draw:name="Titel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Eksempler</text:span></text:p>
          </draw:text-box>
        </draw:frame>
        <draw:frame draw:name="Pladsholder til indhold 2" presentation:style-name="pr7" draw:text-style-name="P8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3">Vand – tildeling af oxidationstal til oxygen og hydrogen i molekylet</text:span></text:p>
              </text:list-item>
            </text:list>
            <text:p text:style-name="P7"><text:span text:style-name="T3"/></text:p>
            <text:list text:continue-numbering="true" text:style-name="L3">
              <text:list-item>
                <text:p text:style-name="P7"><text:span text:style-name="T3">Neutrale grundstoffer og molekyler bestående af ens atomer </text:span></text:p>
              </text:list-item>
            </text:list>
            <text:p text:style-name="P7"><text:span text:style-name="T3"/></text:p>
            <text:list text:continue-numbering="true" text:style-name="L3">
              <text:list-item>
                <text:p text:style-name="P7"><text:span text:style-name="T3">Simple ioner</text:span></text:p>
              </text:list-item>
            </text:list>
            <text:p text:style-name="P7"><text:span text:style-name="T3"/></text:p>
            <text:list text:continue-numbering="true" text:style-name="L3">
              <text:list-item>
                <text:p text:style-name="P7"><text:span text:style-name="T3">Sammensatte ion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gler for tildeling af oxidationstal" draw:style-name="dp1" draw:master-page-name="Titel_20_og_20_indholdsobjekt" presentation:presentation-page-layout-name="AL2T11">
        <draw:frame draw:name="Titel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Regler for tildeling af oxidationstal</text:span></text:p>
          </draw:text-box>
        </draw:frame>
        <draw:frame draw:name="Pladsholder til indhold 2" presentation:style-name="pr7" draw:text-style-name="P8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3">Summen af oxidationstal i en kemisk forbindelse skal være lig med ladningen</text:span></text:p>
              </text:list-item>
              <text:list-item>
                <text:p text:style-name="P9"><text:span text:style-name="T3">Hydrogen har almindeligvis oxitationstallet + 1</text:span></text:p>
              </text:list-item>
              <text:list-item>
                <text:p text:style-name="P9"><text:span text:style-name="T3">Oxygen har almindeligvis oxidationstallet -2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slide-background" style:family="presentation">
      <style:graphic-properties draw:stroke="none" draw:fill="solid" draw:fill-color="#ffffff"/>
      <style:text-properties style:letter-kerning="true"/>
    </style:style>
    <style:style style:name="Titel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slide-outline1" style:family="presentation">
      <style:graphic-properties draw:stroke="none" draw:fill="none" draw:auto-grow-height="false" draw:fit-to-size="false" style:shrink-to-fit="true" style:writing-mode="lr-tb">
        <text:list-style style:name="Titel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da" fo:country="DK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slide-outline2" style:family="presentation" style:parent-style-name="Titel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elslide-outline3" style:family="presentation" style:parent-style-name="Titel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slide-outline4" style:family="presentation" style:parent-style-name="Titel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slide-outline5" style:family="presentation" style:parent-style-name="Titelslide-outline4">
      <style:paragraph-properties fo:margin-top="0.1cm" fo:margin-bottom="0cm"/>
      <style:text-properties fo:font-size="20pt" style:font-size-asian="20pt" style:font-size-complex="20pt"/>
    </style:style>
    <style:style style:name="Titelslide-outline6" style:family="presentation" style:parent-style-name="Titelslide-outline5">
      <style:paragraph-properties fo:margin-top="0.1cm" fo:margin-bottom="0cm"/>
      <style:text-properties fo:font-size="20pt" style:font-size-asian="20pt" style:font-size-complex="20pt"/>
    </style:style>
    <style:style style:name="Titelslide-outline7" style:family="presentation" style:parent-style-name="Titelslide-outline6">
      <style:paragraph-properties fo:margin-top="0.1cm" fo:margin-bottom="0cm"/>
      <style:text-properties fo:font-size="20pt" style:font-size-asian="20pt" style:font-size-complex="20pt"/>
    </style:style>
    <style:style style:name="Titelslide-outline8" style:family="presentation" style:parent-style-name="Titelslide-outline7">
      <style:paragraph-properties fo:margin-top="0.1cm" fo:margin-bottom="0cm"/>
      <style:text-properties fo:font-size="20pt" style:font-size-asian="20pt" style:font-size-complex="20pt"/>
    </style:style>
    <style:style style:name="Titelslide-outline9" style:family="presentation" style:parent-style-name="Titelslide-outline8">
      <style:paragraph-properties fo:margin-top="0.1cm" fo:margin-bottom="0cm"/>
      <style:text-properties fo:font-size="20pt" style:font-size-asian="20pt" style:font-size-complex="20pt"/>
    </style:style>
    <style:style style:name="Titelslide-subtitle" style:family="presentation">
      <style:graphic-properties draw:stroke="none" draw:fill="none" draw:textarea-vertical-align="middle">
        <text:list-style style:name="Titel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slide-title" style:family="presentation">
      <style:graphic-properties draw:stroke="none" draw:fill="none" draw:textarea-vertical-align="middle" style:writing-mode="lr-tb">
        <text:list-style style:name="Titel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da" fo:country="DK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og_20_indholdsobjekt-background" style:display-name="Titel og indholdsobjekt-background" style:family="presentation">
      <style:graphic-properties draw:stroke="none" draw:fill="solid" draw:fill-color="#ffffff"/>
      <style:text-properties style:letter-kerning="true"/>
    </style:style>
    <style:style style:name="Titel_20_og_20_indholdsobjekt-backgroundobjects" style:display-name="Titel og indholdsobjek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og_20_indholdsobjekt-notes" style:display-name="Titel og indholdsobjek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og_20_indholdsobjekt-outline1" style:display-name="Titel og indholdsobjekt-outline1" style:family="presentation">
      <style:graphic-properties draw:stroke="none" draw:fill="none" draw:auto-grow-height="false" draw:fit-to-size="false" style:shrink-to-fit="true" style:writing-mode="lr-tb">
        <text:list-style style:name="Titel_20_og_20_indholdsobjekt-outline1" style:display-name="Titel og indholdsobjek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da" fo:country="DK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_20_og_20_indholdsobjekt-outline2" style:display-name="Titel og indholdsobjekt-outline2" style:family="presentation" style:parent-style-name="Titel_20_og_20_indholdsobjek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el_20_og_20_indholdsobjekt-outline3" style:display-name="Titel og indholdsobjekt-outline3" style:family="presentation" style:parent-style-name="Titel_20_og_20_indholdsobjek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_20_og_20_indholdsobjekt-outline4" style:display-name="Titel og indholdsobjekt-outline4" style:family="presentation" style:parent-style-name="Titel_20_og_20_indholdsobjek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_20_og_20_indholdsobjekt-outline5" style:display-name="Titel og indholdsobjekt-outline5" style:family="presentation" style:parent-style-name="Titel_20_og_20_indholdsobjekt-outline4">
      <style:paragraph-properties fo:margin-top="0.1cm" fo:margin-bottom="0cm"/>
      <style:text-properties fo:font-size="20pt" style:font-size-asian="20pt" style:font-size-complex="20pt"/>
    </style:style>
    <style:style style:name="Titel_20_og_20_indholdsobjekt-outline6" style:display-name="Titel og indholdsobjekt-outline6" style:family="presentation" style:parent-style-name="Titel_20_og_20_indholdsobjekt-outline5">
      <style:paragraph-properties fo:margin-top="0.1cm" fo:margin-bottom="0cm"/>
      <style:text-properties fo:font-size="20pt" style:font-size-asian="20pt" style:font-size-complex="20pt"/>
    </style:style>
    <style:style style:name="Titel_20_og_20_indholdsobjekt-outline7" style:display-name="Titel og indholdsobjekt-outline7" style:family="presentation" style:parent-style-name="Titel_20_og_20_indholdsobjekt-outline6">
      <style:paragraph-properties fo:margin-top="0.1cm" fo:margin-bottom="0cm"/>
      <style:text-properties fo:font-size="20pt" style:font-size-asian="20pt" style:font-size-complex="20pt"/>
    </style:style>
    <style:style style:name="Titel_20_og_20_indholdsobjekt-outline8" style:display-name="Titel og indholdsobjekt-outline8" style:family="presentation" style:parent-style-name="Titel_20_og_20_indholdsobjekt-outline7">
      <style:paragraph-properties fo:margin-top="0.1cm" fo:margin-bottom="0cm"/>
      <style:text-properties fo:font-size="20pt" style:font-size-asian="20pt" style:font-size-complex="20pt"/>
    </style:style>
    <style:style style:name="Titel_20_og_20_indholdsobjekt-outline9" style:display-name="Titel og indholdsobjekt-outline9" style:family="presentation" style:parent-style-name="Titel_20_og_20_indholdsobjekt-outline8">
      <style:paragraph-properties fo:margin-top="0.1cm" fo:margin-bottom="0cm"/>
      <style:text-properties fo:font-size="20pt" style:font-size-asian="20pt" style:font-size-complex="20pt"/>
    </style:style>
    <style:style style:name="Titel_20_og_20_indholdsobjekt-subtitle" style:display-name="Titel og indholdsobjekt-subtitle" style:family="presentation">
      <style:graphic-properties draw:stroke="none" draw:fill="none" draw:textarea-vertical-align="middle">
        <text:list-style style:name="Titel_20_og_20_indholdsobjekt-subtitle" style:display-name="Titel og indholdsobjek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og_20_indholdsobjekt-title" style:display-name="Titel og indholdsobjekt-title" style:family="presentation">
      <style:graphic-properties draw:stroke="none" draw:fill="none" draw:textarea-vertical-align="middle" style:writing-mode="lr-tb">
        <text:list-style style:name="Titel_20_og_20_indholdsobjekt-title" style:display-name="Titel og indholdsobjek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da" fo:country="DK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og_20_indholdsobjek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og_20_indholdsobjek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og_20_indholdsobjek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og_20_indholdsobjek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og_20_indholdsobjek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da" fo:country="DK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da" fo:country="DK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da" fo:country="DK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da" fo:country="DK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da" fo:country="DK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da" fo:country="DK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da" fo:country="DK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slide" style:page-layout-name="PM1" draw:style-name="Mdp1">
      <loext:theme loext:name="Office-tema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e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Klik for at redigere titeltypografien i masteren</text:span></text:p>
        </draw:text-box>
      </draw:frame>
      <draw:frame draw:name="Pladsholder til dato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Pladsholder til sidefod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Pladsholder til slidenumm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el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slide-title" draw:layer="backgroundobjects" svg:width="19.798cm" svg:height="11.136cm" svg:x="0.6cm" svg:y="2.257cm" presentation:class="page"/>
        <draw:frame presentation:style-name="Titel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og_20_indholdsobjekt" style:display-name="Titel og indholdsobjekt" style:page-layout-name="PM1" draw:style-name="Mdp1">
      <loext:theme loext:name="Office-tema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el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Klik for at redigere titeltypografien i masteren</text:span></text:p>
        </draw:text-box>
      </draw:frame>
      <draw:frame draw:name="Pladsholder til indhold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Klik for at redigere teksttypografierne i mastere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Andet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redj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Pladsholder til sidefod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Pladsholder til slidenumm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el_20_og_20_indholdsobjekt-title" draw:layer="backgroundobjects" svg:width="19.798cm" svg:height="11.136cm" svg:x="0.6cm" svg:y="2.257cm" presentation:class="page"/>
        <draw:frame presentation:style-name="Titel_20_og_20_indholdsobjek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xidationstal</dc:title>
    <meta:initial-creator>Bente Danielsen</meta:initial-creator>
    <dc:creator>Bente Danielsen</dc:creator>
    <meta:editing-cycles>1</meta:editing-cycles>
    <meta:creation-date>2023-04-11T09:14:23</meta:creation-date>
    <dc:date>2023-04-11T09:29:27</dc:date>
    <meta:editing-duration>PT15M</meta:editing-duration>
    <meta:generator>LibreOffice/7.5.2.2$Linux_X86_64 LibreOffice_project/50$Build-2</meta:generator>
    <meta:document-statistic meta:object-count="48"/>
    <meta:user-defined meta:name="AppVersion">16.0000</meta:user-defined>
    <meta:user-defined meta:name="PresentationFormat">Widescreen</meta:user-defined>
    <meta:user-defined meta:name="Slides" meta:value-type="float">4</meta:user-defined>
  </office:meta>
</office:document-meta>
</file>